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96.81pt"/>
    </style:style>
    <style:style style:name="co10" style:family="table-column">
      <style:table-column-properties fo:break-before="auto" style:column-width="241.6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221.56pt"/>
    </style:style>
    <style:style style:name="co14" style:family="table-column">
      <style:table-column-properties fo:break-before="auto" style:column-width="209.2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16.56pt"/>
    </style:style>
    <style:style style:name="co17" style:family="table-column">
      <style:table-column-properties fo:break-before="auto" style:column-width="103.41pt"/>
    </style:style>
    <style:style style:name="co18" style:family="table-column">
      <style:table-column-properties fo:break-before="auto" style:column-width="89.49pt"/>
    </style:style>
    <style:style style:name="co19" style:family="table-column">
      <style:table-column-properties fo:break-before="auto" style:column-width="242.36pt"/>
    </style:style>
    <style:style style:name="co20" style:family="table-column">
      <style:table-column-properties fo:break-before="auto" style:column-width="107.29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39.69pt"/>
    </style:style>
    <style:style style:name="co23" style:family="table-column">
      <style:table-column-properties fo:break-before="auto" style:column-width="262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0.2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20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87d1d1"/>
    </style:style>
    <style:style style:name="ce22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ackground-color="#b2b2b2"/>
    </style:style>
    <style:style style:name="ce38" style:family="table-cell" style:parent-style-name="Default" style:data-style-name="N0">
      <style:table-cell-properties fo:background-color="#87d1d1"/>
    </style:style>
    <style:style style:name="ce39" style:family="table-cell" style:parent-style-name="Default" style:data-style-name="N0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0" style:family="table-cell" style:parent-style-name="Default" style:data-style-name="N99"/>
    <style:style style:name="ce41" style:family="table-cell" style:parent-style-name="Default" style:data-style-name="N99">
      <style:table-cell-properties fo:background-color="#fff200"/>
    </style:style>
    <style:style style:name="ce42" style:family="table-cell" style:parent-style-name="Default">
      <style:text-properties fo:color="#999999"/>
    </style:style>
    <style:style style:name="ce43" style:family="table-cell" style:parent-style-name="Default">
      <style:text-properties fo:color="#b2b2b2"/>
    </style:style>
    <style:style style:name="ce44" style:family="table-cell" style:parent-style-name="Default">
      <style:text-properties fo:color="#808080"/>
    </style:style>
    <style:style style:name="ce45" style:family="table-cell" style:parent-style-name="Default">
      <style:text-properties fo:color="#999999"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</style:style>
    <style:style style:name="ce33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47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_b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uss Back Substitution Pro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40" office:value-type="string" calcext:value-type="string">
            <text:p>' = -2 - 3 * 3 / 2= -13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34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-2 = 3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style-name="ce22"/>
          <table:table-cell table:style-name="ce22" office:value-type="string" calcext:value-type="string">
            <text:p>C = -5 / 2</text:p>
          </table:table-cell>
          <table:table-cell table:style-name="ce22"/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2"/>
          <table:table-cell table:style-name="ce22" office:value-type="string" calcext:value-type="string">
            <text:p>' = -5 - (-5 / 2) * 2 = 0</text:p>
          </table:table-cell>
          <table:table-cell table:style-name="ce22" office:value-type="string" calcext:value-type="string">
            <text:p>' = 1 - <text:s/>(-5 / 2) * 1 = 7 / 2</text:p>
          </table:table-cell>
          <table:table-cell table:style-name="ce22" office:value-type="string" calcext:value-type="string">
            <text:p>' = -3 – ( - 5 / 2 ) * 3 = 9 / 2</text:p>
          </table:table-cell>
          <table:table-cell table:style-name="ce22" office:value-type="string" calcext:value-type="string">
            <text:p>' = 6 – (-5 / 2) * - 2 = 1</text:p>
          </table:table-cell>
          <table:table-cell table:style-name="ce22" office:value-type="string" calcext:value-type="string">
            <text:p>12 - (-5/2) * 5 = 49 / 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 calcext:value-type="string">
            <text:p>C = -3/2 / 1 / 2 = -3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 -3 / 2</text:p>
          </table:table-cell>
          <table:table-cell table:style-name="ce35" office:value-type="string" calcext:value-type="string">
            <text:p>' 1 / 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21 / 2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2"/>
          <table:table-cell table:style-name="ce35" office:value-type="string" calcext:value-type="string">
            <text:p>'= 0 - 3 * 0 = 0</text:p>
          </table:table-cell>
          <table:table-cell table:style-name="ce35" office:value-type="string" calcext:value-type="string">
            <text:p>'= -3 / 2 - (-3 <text:s/>* 1 / 2) = 0</text:p>
          </table:table-cell>
          <table:table-cell table:style-name="ce35" office:value-type="string" calcext:value-type="string">
            <text:p>'= 1 / 2 - ( -3 * - 13 / 2) = -38 / 2</text:p>
          </table:table-cell>
          <table:table-cell table:style-name="ce41" office:value-type="string" calcext:value-type="string">
            <text:p>' = 3 - (- 3) * 6 = 21</text:p>
          </table:table-cell>
          <table:table-cell table:style-name="ce35" office:value-type="string" calcext:value-type="string">
            <text:p>21 / 2 - (-3 )*11 / 2 = 54 / 2 = 27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7 / 2 / 1 / 2 = 7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21"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= 0 - (-7) * 0 = 0</text:p>
          </table:table-cell>
          <table:table-cell table:style-name="ce34" office:value-type="string" calcext:value-type="string">
            <text:p>' <text:s/>7 / 2 – (7 * ½) = 0</text:p>
          </table:table-cell>
          <table:table-cell office:value-type="string" calcext:value-type="string">
            <text:p>' 9 / 2 – (7 * -13 / 2) = 100 / 2 = 50</text:p>
          </table:table-cell>
          <table:table-cell office:value-type="string" calcext:value-type="string">
            <text:p>' 1 – 7 * 6 = -82/2 = -41</text:p>
          </table:table-cell>
          <table:table-cell office:value-type="string" calcext:value-type="string">
            <text:p>' 49 / 2 - ( 7 * 11/2) =-28 / 2 = 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2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50 / - 19 = -50/19</text:p>
          </table:table-cell>
          <table:table-cell/>
          <table:table-cell table:number-columns-repeated="2" table:style-name="ce34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'=-41</text:p>
          </table:table-cell>
          <table:table-cell office:value-type="string" calcext:value-type="string">
            <text:p>'=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 = 0 - (-50/19) * 0 = 0</text:p>
          </table:table-cell>
          <table:table-cell table:style-name="ce34" office:value-type="string" calcext:value-type="string">
            <text:p>'= 0 - (-50 / 19) * 0 = 0</text:p>
          </table:table-cell>
          <table:table-cell table:style-name="ce34" office:value-type="string" calcext:value-type="string">
            <text:p>50 - (-50/19 * - 19) = 0</text:p>
          </table:table-cell>
          <table:table-cell table:style-name="ce40" office:value-type="string" calcext:value-type="string">
            <text:p>' -41 - (-50 / <text:span text:style-name="T1">19 ) * 21 = -779</text:span><text:span text:style-name="T2"> </text:span>/19 + 1050/19 = 271 / 19</text:p>
          </table:table-cell>
          <table:table-cell office:value-type="string" calcext:value-type="string">
            <text:p>' = -14 - (-50 / 19) * 27 = -266/19 + 1350 / 19 = 1084/19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10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19" calcext:value-type="float">
            <text:p>-19</text:p>
          </table:table-cell>
          <table:table-cell table:style-name="ce39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number-columns-repeated="3"/>
          <table:table-cell table:number-columns-repeated="3" table:style-name="ce34" office:value-type="float" office:value="0" calcext:value-type="float">
            <text:p>0</text:p>
          </table:table-cell>
          <table:table-cell table:style-name="ce36" office:value-type="float" office:value="271" calcext:value-type="float">
            <text:p>271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 Su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[4] = A[4][5] / A[4][4] = 1084 / 271 =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3][4] * x[4] = 21 * 4 = 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3] = (A[3][5] – sum) / A[3][3] = (27 – 84)/-19 = -57 / -19 =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2][3]*x[3] + A[2][4]*[4] = 0 + (-13/2)*3 + 6*4 = -39 / 2 + 24 = -39 / 2 + 48 / 2 = 9 /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2] = (A[2][5] – sum)/ A[2][2] = (11/2 – 9 <text:span text:style-name="T1">2 )</text:span> / (½) = (2/2)/(1/2)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1][2]*x[2] + A[1][3]*x[3] + A[1][4] * x[4] = 1*2 + 3 * 3 + -2 * 4 = 2 + 9 – 8 <text:s/>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1] = (A[1][5] – sum)/A[1][1] = (5 – 3)/2 = 2/2 = 1</text:p>
          </table:table-cell>
          <table:table-cell table:number-columns-repeated="1023"/>
        </table:table-row>
      </table:table>
      <table:table table:name="prove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]+[.B8]+[.C8]+[.D8]+[.E8]+[.F8]+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]+[.B9]+[.C9]+[.D9]+[.E9]+[.F9]+[.G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+[.B10]+[.C10]+[.D10]+[.E10]+[.F10]+[.G10]" office:value-type="float" office:value="16" calcext:value-type="float">
            <text:p>16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office:value-type="string" calcext:value-type="string">
            <text:p>0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0.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0.gn</text:p>
          </table:table-cell>
          <table:table-cell office:value-type="string" calcext:value-type="string">
            <text:p>-1.h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g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0.fn</text:p>
          </table:table-cell>
          <table:table-cell/>
          <table:table-cell office:value-type="string" calcext:value-type="string">
            <text:p>-0.h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2.fn</text:p>
          </table:table-cell>
          <table:table-cell office:value-type="string" calcext:value-type="string">
            <text:p>-1.gn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uss Backsub requires matrix in row echelon for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 2 array for solu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rst , integer array, store if var[n] is solv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ond, double array, store var[n] valu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 Need to proceed this. BackSub only good if there are no free variables</text:p>
          </table:table-cell>
          <table:table-cell table:number-columns-repeated="7"/>
        </table:table-row>
      </table:table>
      <table:table table:name="mult_prod" table:style-name="ta1">
        <table:table-column table:style-name="co1" table:number-columns-repeated="10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11 * B11 + A12 * B21 + A13 * B31 + A14 * B41</text:p>
          </table:table-cell>
          <table:table-cell/>
          <table:table-cell office:value-type="string" calcext:value-type="string">
            <text:p>A11 * B12 + A12 * B22 + A13 * B32 + A1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11</text:p>
          </table:table-cell>
          <table:table-cell office:value-type="string" calcext:value-type="string">
            <text:p>A_12</text:p>
          </table:table-cell>
          <table:table-cell office:value-type="string" calcext:value-type="string">
            <text:p>A_13</text:p>
          </table:table-cell>
          <table:table-cell office:value-type="string" calcext:value-type="string">
            <text:p>A_14</text:p>
          </table:table-cell>
          <table:table-cell table:number-columns-repeated="3"/>
          <table:table-cell office:value-type="string" calcext:value-type="string">
            <text:p>C = A x B</text:p>
          </table:table-cell>
          <table:table-cell office:value-type="string" calcext:value-type="string">
            <text:p>A21 * B11 + A22 * B21 + A23 * B31 + A24 * B41</text:p>
          </table:table-cell>
          <table:table-cell/>
          <table:table-cell office:value-type="string" calcext:value-type="string">
            <text:p>A21 * B12 + A22 * B22 + A23 * B32 + A2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21</text:p>
          </table:table-cell>
          <table:table-cell office:value-type="string" calcext:value-type="string">
            <text:p>A_22</text:p>
          </table:table-cell>
          <table:table-cell office:value-type="string" calcext:value-type="string">
            <text:p>A_23</text:p>
          </table:table-cell>
          <table:table-cell office:value-type="string" calcext:value-type="string">
            <text:p>A_24</text:p>
          </table:table-cell>
          <table:table-cell table:number-columns-repeated="4"/>
          <table:table-cell office:value-type="string" calcext:value-type="string">
            <text:p>A31 * B11 + A32 * B21 + A33 * B31 + A34 * B41</text:p>
          </table:table-cell>
          <table:table-cell/>
          <table:table-cell office:value-type="string" calcext:value-type="string">
            <text:p>A31 * B12 + A32 * B22 + A33 * B32 + A34 * B4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_31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33</text:p>
          </table:table-cell>
          <table:table-cell office:value-type="string" calcext:value-type="string">
            <text:p>A_34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_11</text:p>
          </table:table-cell>
          <table:table-cell office:value-type="string" calcext:value-type="string">
            <text:p>B_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21</text:p>
          </table:table-cell>
          <table:table-cell office:value-type="string" calcext:value-type="string">
            <text:p>B_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_31</text:p>
          </table:table-cell>
          <table:table-cell office:value-type="string" calcext:value-type="string">
            <text:p>B_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41</text:p>
          </table:table-cell>
          <table:table-cell office:value-type="string" calcext:value-type="string">
            <text:p>B_42</text:p>
          </table:table-cell>
          <table:table-cell table:number-columns-repeated="9"/>
        </table:table-row>
      </table:table>
      <table:table table:name="inv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-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 – bc</text:p>
          </table:table-cell>
          <table:table-cell office:value-type="string" calcext:value-type="string">
            <text:p>-ab + 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– dc</text:p>
          </table:table-cell>
          <table:table-cell office:value-type="string" calcext:value-type="string">
            <text:p>-cb + da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T = ad – b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3"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</table:table>
      <table:table table:name="inv2" table:style-name="ta1"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/>
          <table:table-cell office:value-type="string" calcext:value-type="string">
            <text:p>EJ – I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/>
          <table:table-cell office:value-type="string" calcext:value-type="string">
            <text:p>FH – JD</text:p>
          </table:table-cell>
          <table:table-cell office:value-type="string" calcext:value-type="string">
            <text:p>(D() + E() + F()) / DET = 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I</text:p>
          </table:table-cell>
          <table:table-cell/>
          <table:table-cell office:value-type="string" calcext:value-type="string">
            <text:p>DI – HE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/>
        </table:table-row>
        <table:table-row table:style-name="ro1">
          <table:table-cell table:number-columns-repeated="2"/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number-columns-repeated="1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A(EJ – IF)/(AEJ – CEH)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(AEJ – AIF) /(AEJ - CEJ) 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ET</text:p>
          </table:table-cell>
          <table:table-cell office:value-type="string" calcext:value-type="string">
            <text:p>A(EJ – IF) + B(FH – JD) + C(DI – HE)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hat Is determinan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hat is inverse ?</text:p>
          </table:table-cell>
          <table:table-cell table:number-columns-repeated="16"/>
        </table:table-row>
      </table:table>
      <table:table table:name="inv_gj" table:style-name="ta1">
        <table:table-column table:style-name="co1" table:number-columns-repeated="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 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add -2 r[1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'2 -2 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 -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ch r[2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/>
          <table:table-cell office:value-type="string" calcext:value-type="string">
            <text:p>M -3/10</text:p>
          </table:table-cell>
          <table:table-cell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dd -r[3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/>
          <table:table-cell office:value-type="string" calcext:value-type="string">
            <text:p>Add -2/3 r[3]</text:p>
          </table:table-cell>
          <table:table-cell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18/30+12/30 = 1</text:p>
          </table:table-cell>
          <table:table-cell table:style-name="ce16" office:value-type="string" calcext:value-type="string">
            <text:p>'6/10-6/10 = 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12/30+0 -12/30 = 0</text:p>
          </table:table-cell>
          <table:table-cell table:style-name="ce16" office:value-type="string" calcext:value-type="string">
            <text:p>'4/10+6/10 <text:s/>=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-2/10 + <text:s/>2/10 = 0</text:p>
          </table:table-cell>
          <table:table-cell table:style-name="ce16" office:value-type="string" calcext:value-type="string">
            <text:p>'3/10 -3/10 = 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v_gj2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2">
          <table:table-cell table:style-name="ce19" office:value-type="string" calcext:value-type="string" table:number-columns-spanned="4" table:number-rows-spanned="1">
            <text:p>3x + 2y -5z = 12</text:p>
            <text:p>x – 3y + 2z = -13</text:p>
            <text:p>5x – y + 4z = 1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2y</text:p>
          </table:table-cell>
          <table:table-cell office:value-type="string" calcext:value-type="string">
            <text:p>5z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-3y</text:p>
          </table:table-cell>
          <table:table-cell office:value-type="string" calcext:value-type="string">
            <text:p>2z</text:p>
          </table:table-cell>
          <table:table-cell office:value-type="float" office:value="-13" calcext:value-type="float">
            <text:p>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-y</text:p>
          </table:table-cell>
          <table:table-cell office:value-type="string" calcext:value-type="string">
            <text:p>4z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6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2 – R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 – 5R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1 – 1 = 0</text:p>
          </table:table-cell>
          <table:table-cell table:style-name="ce16" office:value-type="string" calcext:value-type="string">
            <text:p>'-3 – 2/3 = -11/3</text:p>
          </table:table-cell>
          <table:table-cell table:style-name="ce16" office:value-type="string" calcext:value-type="string">
            <text:p>'2 – 5/3 = 1/3</text:p>
          </table:table-cell>
          <table:table-cell table:number-columns-repeated="3"/>
          <table:table-cell table:style-name="ce16" office:value-type="string" calcext:value-type="string">
            <text:p>'0 – 1/3 = -1/3</text:p>
          </table:table-cell>
          <table:table-cell table:style-name="ce16" office:value-type="string" calcext:value-type="string">
            <text:p>'1 – 0 = 1</text:p>
          </table:table-cell>
          <table:table-cell table:style-name="ce16" office:value-type="string" calcext:value-type="string">
            <text:p>0 – 0 = 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5 – 5 * 1 = 0</text:p>
          </table:table-cell>
          <table:table-cell table:style-name="ce16" office:value-type="string" calcext:value-type="string">
            <text:p>'-1 – 10/3 = -13/3</text:p>
          </table:table-cell>
          <table:table-cell table:style-name="ce32" office:value-type="string" calcext:value-type="string">
            <text:p>'12/3 – 25/<text:span text:style-name="T3">3 </text:span><text:span text:style-name="T1">= -</text:span><text:span text:style-name="T3">13/3</text:span></text:p>
          </table:table-cell>
          <table:table-cell table:number-columns-repeated="3"/>
          <table:table-cell table:style-name="ce16" office:value-type="string" calcext:value-type="string">
            <text:p>'0 – 5/3 = -5/3</text:p>
          </table:table-cell>
          <table:table-cell table:style-name="ce16" office:value-type="string" calcext:value-type="string">
            <text:p>'0 – 5*0 = 0</text:p>
          </table:table-cell>
          <table:table-cell table:style-name="ce16" office:value-type="string" calcext:value-type="string">
            <text:p>'1 – 5*0 <text:s/>=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1/3</text:p>
          </table:table-cell>
          <table:table-cell table:style-name="ce16" office:value-type="string" calcext:value-type="string">
            <text:p>1/3</text:p>
          </table:table-cell>
          <table:table-cell/>
          <table:table-cell office:value-type="string" calcext:value-type="string">
            <text:p>R2*-3/11</text:p>
          </table:table-cell>
          <table:table-cell/>
          <table:table-cell table:style-name="ce16" office:value-type="string" calcext:value-type="string">
            <text:p>'-1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 table:number-columns-repeated="3"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'-1/3 * -3/11 = 1/11</text:p>
          </table:table-cell>
          <table:table-cell table:style-name="ce16" office:value-type="string" calcext:value-type="string">
            <text:p>1 * -3/11 = 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/>
          <table:table-cell office:value-type="string" calcext:value-type="string">
            <text:p>R3 + 13/3 R2</text:p>
          </table:table-cell>
          <table:table-cell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1/11</text:p>
          </table:table-cell>
          <table:table-cell table:style-name="ce16" office:value-type="string" calcext:value-type="string">
            <text:p>‘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'-13/3 + 13/3 = 0</text:p>
          </table:table-cell>
          <table:table-cell table:style-name="ce10" office:value-type="string" calcext:value-type="string">
            <text:p>'-13/3*11/11 + 13/3*-1/11 = -12/11 *13/3 = -156/33</text:p>
          </table:table-cell>
          <table:table-cell table:style-name="ce34" table:number-columns-repeated="3"/>
          <table:table-cell table:style-name="ce10" office:value-type="string" calcext:value-type="string">
            <text:p>'-5/3 + 13/3 * 1/11 = -55/33 + 13/33 = -42/33 = -14/11</text:p>
          </table:table-cell>
          <table:table-cell table:style-name="ce10" office:value-type="string" calcext:value-type="string">
            <text:p>0 + 13/3 * -3/11 = 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string" calcext:value-type="string">
            <text:p>5/3</text:p>
          </table:table-cell>
          <table:table-cell table:style-name="ce34" table:number-columns-repeated="3"/>
          <table:table-cell table:style-name="ce10" office:value-type="string" calcext:value-type="string">
            <text:p>1/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' -1/11</text:p>
          </table:table-cell>
          <table:table-cell table:style-name="ce34" table:number-columns-repeated="3"/>
          <table:table-cell table:style-name="ce10" office:value-type="string" calcext:value-type="string">
            <text:p>1/11</text:p>
          </table:table-cell>
          <table:table-cell table:style-name="ce10" office:value-type="string" calcext:value-type="string">
            <text:p>‘-3/1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'-156/33</text:p>
          </table:table-cell>
          <table:table-cell table:style-name="ce34"/>
          <table:table-cell table:style-name="ce34" office:value-type="string" calcext:value-type="string">
            <text:p>R3 * -33/156</text:p>
          </table:table-cell>
          <table:table-cell table:style-name="ce34"/>
          <table:table-cell table:style-name="ce10" office:value-type="string" calcext:value-type="string">
            <text:p>'-14/11</text:p>
          </table:table-cell>
          <table:table-cell table:style-name="ce10" office:value-type="string" calcext:value-type="string">
            <text:p>'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‘2/3</text:p>
          </table:table-cell>
          <table:table-cell table:style-name="ce46" office:value-type="string" calcext:value-type="string">
            <text:p>5/3</text:p>
          </table:table-cell>
          <table:table-cell table:style-name="ce26"/>
          <table:table-cell table:style-name="ce26" office:value-type="string" calcext:value-type="string">
            <text:p>R1 – 5/3 R3</text:p>
          </table:table-cell>
          <table:table-cell table:style-name="ce26"/>
          <table:table-cell table:style-name="ce46" office:value-type="string" calcext:value-type="string">
            <text:p>1/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office:value-type="string" calcext:value-type="string">
            <text:p>' -1/11</text:p>
          </table:table-cell>
          <table:table-cell table:style-name="ce26"/>
          <table:table-cell table:style-name="ce26" office:value-type="string" calcext:value-type="string">
            <text:p>R2 + 1/11 R3</text:p>
          </table:table-cell>
          <table:table-cell table:style-name="ce26"/>
          <table:table-cell table:style-name="ce46" office:value-type="string" calcext:value-type="string">
            <text:p>1/11</text:p>
          </table:table-cell>
          <table:table-cell table:style-name="ce46" office:value-type="string" calcext:value-type="string">
            <text:p>‘-3/11</text:p>
          </table:table-cell>
          <table:table-cell table:style-name="ce46" office:value-type="float" office:value="0" calcext:value-type="float">
            <text:p>0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26" table:number-columns-repeated="3"/>
          <table:table-cell table:style-name="ce46" office:value-type="string" calcext:value-type="string">
            <text:p>'-14/11 * -33/156 = 42/156</text:p>
          </table:table-cell>
          <table:table-cell table:style-name="ce46" office:value-type="string" calcext:value-type="string">
            <text:p>‘-13/11 * -33/156 = 39/156</text:p>
          </table:table-cell>
          <table:table-cell table:style-name="ce46" office:value-type="string" calcext:value-type="string">
            <text:p>'-33/156</text:p>
          </table:table-cell>
          <table:table-cell table:style-name="ce26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‘2/3</text:p>
          </table:table-cell>
          <table:table-cell table:style-name="ce46" office:value-type="float" office:value="0" calcext:value-type="float">
            <text:p>0</text:p>
          </table:table-cell>
          <table:table-cell table:style-name="ce26" table:number-columns-repeated="3"/>
          <table:table-cell table:style-name="ce46" office:value-type="string" calcext:value-type="string">
            <text:p>1/3 – 5/3 * 42/156 = (-54)/468</text:p>
          </table:table-cell>
          <table:table-cell table:style-name="ce46" office:value-type="string" calcext:value-type="string">
            <text:p>'0 – 5/3 * 1/4 = -5/12</text:p>
          </table:table-cell>
          <table:table-cell table:style-name="ce46" office:value-type="string" calcext:value-type="string">
            <text:p>0 – 5/3 * -33/156 = 55/156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26" table:number-columns-repeated="3"/>
          <table:table-cell table:style-name="ce46" office:value-type="string" calcext:value-type="string">
            <text:p>1/11 + 1/11 * 42/156 = 198/(11 * 156) = 18/156</text:p>
          </table:table-cell>
          <table:table-cell table:style-name="ce46" office:value-type="string" calcext:value-type="string">
            <text:p>'-3/11 + 1/11 * ¼ = (-3*4 + 1)/11*4 = <text:s/>-11/11*4 = -1/4</text:p>
          </table:table-cell>
          <table:table-cell table:style-name="ce46" office:value-type="string" calcext:value-type="string">
            <text:p>0 + 1/11 * -33*156 = -3/156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26" table:number-columns-repeated="3"/>
          <table:table-cell table:style-name="ce46" office:value-type="string" calcext:value-type="string">
            <text:p>'42/156</text:p>
          </table:table-cell>
          <table:table-cell table:style-name="ce46" office:value-type="string" calcext:value-type="string">
            <text:p>‘1/4</text:p>
          </table:table-cell>
          <table:table-cell table:style-name="ce46" office:value-type="string" calcext:value-type="string">
            <text:p>'-33/156</text:p>
          </table:table-cell>
          <table:table-cell table:style-name="ce26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47" office:value-type="string" calcext:value-type="string">
            <text:p>‘2/3</text:p>
          </table:table-cell>
          <table:table-cell table:style-name="ce48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1 – 2/3R2</text:p>
          </table:table-cell>
          <table:table-cell table:style-name="ce51"/>
          <table:table-cell table:style-name="ce48" office:value-type="string" calcext:value-type="string">
            <text:p>'-3/26</text:p>
          </table:table-cell>
          <table:table-cell table:style-name="ce48" office:value-type="string" calcext:value-type="string">
            <text:p>'-5/12</text:p>
          </table:table-cell>
          <table:table-cell table:style-name="ce48" office:value-type="string" calcext:value-type="string">
            <text:p>'55/156</text:p>
          </table:table-cell>
          <table:table-cell table:style-name="ce27" table:number-columns-repeated="1015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48" office:value-type="string" calcext:value-type="string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7" table:number-columns-repeated="2"/>
          <table:table-cell table:style-name="ce51"/>
          <table:table-cell table:style-name="ce48" office:value-type="string" calcext:value-type="string">
            <text:p>‘18/156</text:p>
          </table:table-cell>
          <table:table-cell table:style-name="ce48" office:value-type="string" calcext:value-type="string">
            <text:p>'-1/4</text:p>
          </table:table-cell>
          <table:table-cell table:style-name="ce48" office:value-type="string" calcext:value-type="string">
            <text:p>'-3/156</text:p>
          </table:table-cell>
          <table:table-cell table:style-name="ce27" table:number-columns-repeated="1015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7" table:number-columns-repeated="2"/>
          <table:table-cell table:style-name="ce51"/>
          <table:table-cell table:style-name="ce48" office:value-type="string" calcext:value-type="string">
            <text:p>'42/156</text:p>
          </table:table-cell>
          <table:table-cell table:style-name="ce48" office:value-type="string" calcext:value-type="string">
            <text:p>‘1/4</text:p>
          </table:table-cell>
          <table:table-cell table:style-name="ce48" office:value-type="string" calcext:value-type="string">
            <text:p>'-33/156</text:p>
          </table:table-cell>
          <table:table-cell table:style-name="ce27" table:number-columns-repeated="1015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-3/26 – 2/3 * 18/156 = -3/26 – 2/26 = <text:span text:style-name="T3">-5/26</text:span></text:p>
          </table:table-cell>
          <table:table-cell table:style-name="ce10" office:value-type="string" calcext:value-type="string">
            <text:p>'-5/12 – 2/3 * -1/4 = -5/12 + 2/12 = -3/12</text:p>
          </table:table-cell>
          <table:table-cell table:style-name="ce10" office:value-type="string" calcext:value-type="string">
            <text:p>'55/156 – 2/3 * -3/156 = 57/156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18/156</text:p>
          </table:table-cell>
          <table:table-cell table:style-name="ce10" office:value-type="string" calcext:value-type="string">
            <text:p>'-1/4</text:p>
          </table:table-cell>
          <table:table-cell table:style-name="ce10" office:value-type="string" calcext:value-type="string">
            <text:p>'-3/156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3"/>
          <table:table-cell table:style-name="ce10" office:value-type="string" calcext:value-type="string">
            <text:p>'42/156</text:p>
          </table:table-cell>
          <table:table-cell table:style-name="ce10" office:value-type="string" calcext:value-type="string">
            <text:p>‘1/4</text:p>
          </table:table-cell>
          <table:table-cell table:style-name="ce10" office:value-type="string" calcext:value-type="string">
            <text:p>'-33/15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style-name="ce10" table:number-columns-repeated="3"/>
          <table:table-cell table:number-columns-repeated="1015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number-columns-repeated="1018"/>
        </table:table-row>
        <table:table-row table:style-name="ro1">
          <table:table-cell table:number-columns-repeated="5"/>
          <table:table-cell table:style-name="ce34"/>
          <table:table-cell table:style-name="ce10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0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0" table:formula="of:= -5/26" office:value-type="float" office:value="-0.192307692307692" calcext:value-type="float">
            <text:p>-0.192307692307692</text:p>
          </table:table-cell>
          <table:table-cell table:style-name="ce10" table:formula="of:= -3/12" office:value-type="float" office:value="-0.25" calcext:value-type="float">
            <text:p>-0.25</text:p>
          </table:table-cell>
          <table:table-cell table:style-name="ce10" table:formula="of:= 57/156" office:value-type="float" office:value="0.365384615384615" calcext:value-type="float">
            <text:p>0.36538461538461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0" table:formula="of:=18/156" office:value-type="float" office:value="0.115384615384615" calcext:value-type="float">
            <text:p>0.115384615384615</text:p>
          </table:table-cell>
          <table:table-cell table:style-name="ce10" table:formula="of:=-1/4" office:value-type="float" office:value="-0.25" calcext:value-type="float">
            <text:p>-0.25</text:p>
          </table:table-cell>
          <table:table-cell table:style-name="ce10" table:formula="of:=-3/156" office:value-type="float" office:value="-0.0192307692307692" calcext:value-type="float">
            <text:p>-0.01923076923076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0" table:formula="of:=42/156" office:value-type="float" office:value="0.269230769230769" calcext:value-type="float">
            <text:p>0.269230769230769</text:p>
          </table:table-cell>
          <table:table-cell table:style-name="ce10" table:formula="of:=1/4" office:value-type="float" office:value="0.25" calcext:value-type="float">
            <text:p>0.25</text:p>
          </table:table-cell>
          <table:table-cell table:style-name="ce10" table:formula="of:=-33/156" office:value-type="float" office:value="-0.211538461538462" calcext:value-type="float">
            <text:p>-0.211538461538462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formula="of:=[.A82]*[.G82]+[.B82]*[.G83]+[.C82]*[.G84]" office:value-type="float" office:value="1" calcext:value-type="float">
            <text:p>1</text:p>
          </table:table-cell>
          <table:table-cell table:formula="of:=[.A82]*[.H82]+[.B82]*[.H83]+[.C82]*[.H84]" office:value-type="float" office:value="0" calcext:value-type="float">
            <text:p>0</text:p>
          </table:table-cell>
          <table:table-cell table:formula="of:=[.A82]*[.I82]+[.B82]*[.I83]+[.C82]*[.I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6"/>
          <table:table-cell table:formula="of:=[.A83]*[.G82]+[.B83]*[.G83]+[.C83]*[.G84]" office:value-type="float" office:value="0" calcext:value-type="float">
            <text:p>0</text:p>
          </table:table-cell>
          <table:table-cell table:formula="of:=[.A83]*[.H82]+[.B83]*[.H83]+[.C83]*[.H84]" office:value-type="float" office:value="1" calcext:value-type="float">
            <text:p>1</text:p>
          </table:table-cell>
          <table:table-cell table:formula="of:=[.A83]*[.I82]+[.B83]*[.I83]+[.C83]*[.I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A84]*[.G82]+[.B84]*[.G83]+[.C84]*[.G84]" office:value-type="float" office:value="0" calcext:value-type="float">
            <text:p>0</text:p>
          </table:table-cell>
          <table:table-cell table:formula="of:=[.A84]*[.H82]+[.B84]*[.H83]+[.C84]*[.H84]" office:value-type="float" office:value="0" calcext:value-type="float">
            <text:p>0</text:p>
          </table:table-cell>
          <table:table-cell table:formula="of:=[.A84]*[.I82]+[.B84]*[.I83]+[.C84]*[.I84]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Z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'=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'=</text:p>
          </table:table-cell>
          <table:table-cell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'=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35]*[.E135]+[.B135]*[.E136]+[.C135]*[.E137]" office:value-type="float" office:value="1" calcext:value-type="float">
            <text:p>1</text:p>
          </table:table-cell>
          <table:table-cell table:formula="of:=[.A135]*[.F135]+[.B135]*[.F136]+[.C135]*[.F137]" office:value-type="float" office:value="0" calcext:value-type="float">
            <text:p>0</text:p>
          </table:table-cell>
          <table:table-cell table:formula="of:=[.A135]*[.G135]+[.B135]*[.G136]+[.C135]*[.G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6]*[.E135]+[.B136]*[.E136]+[.C136]*[.E137]" office:value-type="float" office:value="0" calcext:value-type="float">
            <text:p>0</text:p>
          </table:table-cell>
          <table:table-cell table:formula="of:=[.A136]*[.F135]+[.B136]*[.F136]+[.C136]*[.F137]" office:value-type="float" office:value="1" calcext:value-type="float">
            <text:p>1</text:p>
          </table:table-cell>
          <table:table-cell table:formula="of:=[.A136]*[.G135]+[.B136]*[.G136]+[.C136]*[.G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7]*[.E135]+[.B137]*[.E136]+[.C137]*[.E137]" office:value-type="float" office:value="0" calcext:value-type="float">
            <text:p>0</text:p>
          </table:table-cell>
          <table:table-cell table:formula="of:=[.A137]*[.F135]+[.B137]*[.F136]+[.C137]*[.F137]" office:value-type="float" office:value="0" calcext:value-type="float">
            <text:p>0</text:p>
          </table:table-cell>
          <table:table-cell table:formula="of:=[.A137]*[.G135]+[.B137]*[.G136]+[.C137]*[.G137]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A149]*[.E149]+[.B149]*[.E150]+[.C149]*[.E151]" office:value-type="float" office:value="4.59615384615385" calcext:value-type="float">
            <text:p>4.59615384615385</text:p>
          </table:table-cell>
          <table:table-cell table:number-columns-repeated="1016"/>
        </table:table-row>
        <table:table-row table:style-name="ro1"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  <table:table-cell table:formula="of:=[.A150]*[.E149]+[.B150]*[.E150]+[.C150]*[.E151]" office:value-type="float" office:value="4.44230769230769" calcext:value-type="float">
            <text:p>4.44230769230769</text:p>
          </table:table-cell>
          <table:table-cell table:number-columns-repeated="1016"/>
        </table:table-row>
        <table:table-row table:style-name="ro1"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A151]*[.E149]+[.B151]*[.E150]+[.C151]*[.E151]" office:value-type="float" office:value="-2.13461538461538" calcext:value-type="float">
            <text:p>-2.13461538461538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9615384615385" calcext:value-type="float">
            <text:p>4.59615384615385</text:p>
          </table:table-cell>
          <table:table-cell/>
          <table:table-cell table:formula="of:=[.A158]*[.F158]+[.B158]*[.F159]+[.C158]*[.F160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44230769230769" calcext:value-type="float">
            <text:p>4.44230769230769</text:p>
          </table:table-cell>
          <table:table-cell/>
          <table:table-cell table:formula="of:=[.A159]*[.F158]+[.B159]*[.F159]+[.C159]*[.F160]" office:value-type="float" office:value="-13" calcext:value-type="float">
            <text:p>-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2.13461538461538" calcext:value-type="float">
            <text:p>-2.13461538461538</text:p>
          </table:table-cell>
          <table:table-cell/>
          <table:table-cell table:formula="of:=[.A160]*[.F158]+[.B160]*[.F159]+[.C160]*[.F160]" office:value-type="float" office:value="10" calcext:value-type="float">
            <text:p>10</text:p>
          </table:table-cell>
          <table:table-cell table:number-columns-repeated="1016"/>
        </table:table-row>
      </table:table>
      <table:table table:name="inv_minors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6" table:number-columns-repeated="4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B3]*[.B6]+[.C3]*[.C6]+[.D3]*[.D6]+[.E3]*[.E6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[.B7]+[.C3]*[.C7]+[.D3]*[.D7]+[.E3]*[.E7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3]*[.B8]+[.C3]*[.C8]+[.D3]*[.D8]+[.E3]*[.E8]" office:value-type="float" office:value="-10" calcext:value-type="float">
            <text:p>-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]*[.B9]+[.C3]*[.C9]+[.D3]*[.D9]+[.E3]*[.E9]" office:value-type="float" office:value="15" calcext:value-type="float">
            <text:p>15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4" office:value-type="float" office:value="-3" calcext:value-type="float">
            <text:p>-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-5" calcext:value-type="float">
            <text:p>-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style-name="ce44"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-5" calcext:value-type="float">
            <text:p>-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-5" calcext:value-type="float">
            <text:p>-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15:56:57.279361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9-01T16:36:52.685699787</dc:date>
    <meta:editing-duration>PT22H50M40S</meta:editing-duration>
    <meta:editing-cycles>208</meta:editing-cycles>
    <meta:generator>LibreOffice/6.0.7.3$Linux_X86_64 LibreOffice_project/00m0$Build-3</meta:generator>
    <meta:document-statistic meta:table-count="8" meta:cell-count="1284" meta:object-count="0"/>
  </office:meta>
</office:document-meta>
</file>